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a83a7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fo:font-style="normal" officeooo:rsid="0498f494" style:font-style-asian="normal" style:font-style-complex="normal"/>
    </style:style>
    <style:style style:name="T52" style:family="text">
      <style:text-properties fo:font-style="normal" officeooo:rsid="04999064" style:font-style-asian="normal" style:font-style-complex="normal"/>
    </style:style>
    <style:style style:name="T53" style:family="text">
      <style:text-properties fo:font-style="normal" officeooo:rsid="049afb87" style:font-style-asian="normal" style:font-style-complex="normal"/>
    </style:style>
    <style:style style:name="T54" style:family="text">
      <style:text-properties fo:font-style="normal" officeooo:rsid="049b74d0" style:font-style-asian="normal" style:font-style-complex="normal"/>
    </style:style>
    <style:style style:name="T55" style:family="text">
      <style:text-properties fo:font-style="normal" officeooo:rsid="049cf371" style:font-style-asian="normal" style:font-style-complex="normal"/>
    </style:style>
    <style:style style:name="T56" style:family="text">
      <style:text-properties fo:font-style="normal" officeooo:rsid="049eb53b" style:font-style-asian="normal" style:font-style-complex="normal"/>
    </style:style>
    <style:style style:name="T57" style:family="text">
      <style:text-properties fo:font-style="normal" officeooo:rsid="049f987f" style:font-style-asian="normal" style:font-style-complex="normal"/>
    </style:style>
    <style:style style:name="T58" style:family="text">
      <style:text-properties fo:font-style="normal" officeooo:rsid="04a0bd5c" style:font-style-asian="normal" style:font-style-complex="normal"/>
    </style:style>
    <style:style style:name="T59" style:family="text">
      <style:text-properties fo:font-style="normal" officeooo:rsid="04a29a9e" style:font-style-asian="normal" style:font-style-complex="normal"/>
    </style:style>
    <style:style style:name="T60" style:family="text">
      <style:text-properties fo:font-style="normal" officeooo:rsid="04a42907" style:font-style-asian="normal" style:font-style-complex="normal"/>
    </style:style>
    <style:style style:name="T61" style:family="text">
      <style:text-properties fo:font-style="normal" officeooo:rsid="04a4c9a4" style:font-style-asian="normal" style:font-style-complex="normal"/>
    </style:style>
    <style:style style:name="T62" style:family="text">
      <style:text-properties fo:font-style="normal" officeooo:rsid="04a4d2f4" style:font-style-asian="normal" style:font-style-complex="normal"/>
    </style:style>
    <style:style style:name="T63" style:family="text">
      <style:text-properties fo:font-style="normal" officeooo:rsid="04a4d4a3" style:font-style-asian="normal" style:font-style-complex="normal"/>
    </style:style>
    <style:style style:name="T64" style:family="text">
      <style:text-properties fo:font-style="normal" officeooo:rsid="04a54584" style:font-style-asian="normal" style:font-style-complex="normal"/>
    </style:style>
    <style:style style:name="T65" style:family="text">
      <style:text-properties fo:font-style="normal" officeooo:rsid="04a66322" style:font-style-asian="normal" style:font-style-complex="normal"/>
    </style:style>
    <style:style style:name="T66" style:family="text">
      <style:text-properties fo:font-style="normal" officeooo:rsid="04a83a71" style:font-style-asian="normal" style:font-style-complex="normal"/>
    </style:style>
    <style:style style:name="T67" style:family="text">
      <style:text-properties officeooo:rsid="000a14f6"/>
    </style:style>
    <style:style style:name="T68" style:family="text">
      <style:text-properties officeooo:rsid="005714b7"/>
    </style:style>
    <style:style style:name="T69" style:family="text">
      <style:text-properties officeooo:rsid="00880dbe"/>
    </style:style>
    <style:style style:name="T70" style:family="text">
      <style:text-properties officeooo:rsid="007c6d62"/>
    </style:style>
    <style:style style:name="T71" style:family="text">
      <style:text-properties officeooo:rsid="01e21ff5"/>
    </style:style>
    <style:style style:name="T72" style:family="text">
      <style:text-properties officeooo:rsid="0233449b"/>
    </style:style>
    <style:style style:name="T73" style:family="text">
      <style:text-properties officeooo:rsid="02317916"/>
    </style:style>
    <style:style style:name="T74" style:family="text">
      <style:text-properties officeooo:rsid="0063a409"/>
    </style:style>
    <style:style style:name="T75" style:family="text">
      <style:text-properties officeooo:rsid="034a2232"/>
    </style:style>
    <style:style style:name="T76" style:family="text">
      <style:text-properties officeooo:rsid="0387836c"/>
    </style:style>
    <style:style style:name="T77" style:family="text">
      <style:text-properties officeooo:rsid="03b4652d"/>
    </style:style>
    <style:style style:name="T78" style:family="text">
      <style:text-properties officeooo:rsid="03b75219"/>
    </style:style>
    <style:style style:name="T79" style:family="text">
      <style:text-properties officeooo:rsid="023d18e5"/>
    </style:style>
    <style:style style:name="T80" style:family="text">
      <style:text-properties officeooo:rsid="00836784"/>
    </style:style>
    <style:style style:name="T81" style:family="text">
      <style:text-properties officeooo:rsid="036e9576"/>
    </style:style>
    <style:style style:name="T82" style:family="text">
      <style:text-properties officeooo:rsid="04701b83"/>
    </style:style>
    <style:style style:name="T83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77">Esser-</text:span>Skala, 201<text:span text:style-name="T82">9</text:span></text:p>
      <text:p text:style-name="P18"/>
      <text:p text:style-name="P18"/>
      <text:p text:style-name="P13">© 201<text:span text:style-name="T82">9</text:span> by Wolfgang <text:span text:style-name="T77">Esser-</text:span>Skala. This edition is licensed under the<text:span text:style-name="T75"><text:line-break/></text:span>Creative Commons Attribution<text:span text:style-name="T69">-NonCommercial-ShareAlike</text:span> 4.0 International License.<text:span text:style-name="T75"><text:line-break/></text:span>To view a copy of this license, visit http://creativecommons.org/licenses/by<text:span text:style-name="T70">-nc-sa</text:span>/4.0/.</text:p>
      <text:p text:style-name="P12"/>
      <text:p text:style-name="P14">Music engraving by LilyPond 2.18.0 (http://www.lilypond.org).<text:span text:style-name="T68"><text:line-break/>Front matter</text:span> typeset with EB Garamond (http://www.georgduffner.at/ebgaramond).</text:p>
      <text:p text:style-name="P18"/>
      <text:p text:style-name="P11">First <text:span text:style-name="T71">version</text:span>, <text:span text:style-name="T82">April 2019</text:span></text:p>
      <text:p text:style-name="P26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7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82">10</text:span>).</text:p>
      <text:p text:style-name="P3"/>
      <text:p text:style-name="P4">In general, this edition closely follows the <text:span text:style-name="T76">manuscript</text:span>. Any changes <text:span text:style-name="T67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0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3">Abbreviations: A, alto; B, bass;<text:span text:style-name="T79"> cor, horn; Ms, manuscript; o</text:span>rg, basses and organ; <text:span text:style-name="T79">r, rest;</text:span> T<text:span text:style-name="T80">, </text:span>tenor; <text:span text:style-name="T81">tr, trumpet; vl</text:span>, violin;<text:span text:style-name="T81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83">G L O R I A</text:span></text:p>
      <text:p text:style-name="P6"/>
      <text:p text:style-name="P27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51"><text:line-break/></text:span><text:span text:style-name="T53"><text:line-break/></text:span><text:span text:style-name="T52">108–220<text:tab/>org<text:tab/>In the Ms, bass figures only appear in bars 142, 158,</text:span><text:span text:style-name="T55"><text:line-break/><text:tab/><text:tab/></text:span><text:span text:style-name="T52">and 161. The remaining figures were added by the editor.</text:span><text:span text:style-name="T54"><text:line-break/></text:span><text:soft-page-break/><text:span text:style-name="T62">113<text:tab/>vl 2<text:tab/>2nd eighth in Ms: g′16–a′16<text:line-break/></text:span><text:span text:style-name="T56">142<text:tab/>vl 1<text:tab/>grace note missing in </text:span><text:span text:style-name="T57">M</text:span><text:span text:style-name="T56">s</text:span><text:span text:style-name="T58"><text:line-break/></text:span><text:span text:style-name="T56">14</text:span><text:span text:style-name="T58">4</text:span><text:span text:style-name="T56"><text:tab/>vl 1<text:tab/>grace note missing in </text:span><text:span text:style-name="T57">M</text:span><text:span text:style-name="T56">s<text:line-break/></text:span><text:span text:style-name="T54">143<text:tab/>T 1<text:tab/>last sixteenth in Ms: b16</text:span><text:span text:style-name="T63"><text:line-break/>148<text:tab/>vl 2<text:tab/>last eighth in Ms: d′8</text:span><text:span text:style-name="T52"><text:line-break/></text:span><text:span text:style-name="T59">155<text:tab/>vl 1<text:tab/>1st eighth in Ms: g′8</text:span><text:span text:style-name="T60"><text:line-break/></text:span><text:span text:style-name="T56">1</text:span><text:span text:style-name="T60">56</text:span><text:span text:style-name="T56"><text:tab/>vl 1<text:tab/>grace note missing in </text:span><text:span text:style-name="T57">M</text:span><text:span text:style-name="T56">s</text:span><text:span text:style-name="T64"><text:line-break/>178<text:tab/>vl 2<text:tab/>1st eighth in Ms: d′</text:span><text:span text:style-name="T65">8</text:span><text:span text:style-name="T59"><text:line-break/></text:span><text:span text:style-name="T51">181<text:tab/>org<text:tab/>1st eighth in Ms: d′8</text:span><text:span text:style-name="T61"><text:line-break/>204<text:tab/>vl 1<text:tab/>1st eighth in Ms: g′8</text:span><text:span text:style-name="T66"><text:line-break/>216<text:tab/>vl 2<text:tab/>bar in Ms: a′4.–a′16–fis′16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73">wolfgang</text:span> (at) <text:span text:style-name="T72">esser-skala</text:span>.at<text:span text:style-name="T73"> or create an issue or pull request on the edition’s GitHub page (https://github.com/skafdasschaf/ gassmann-missa-in-D)</text:span>. Your help will be greatly appreciated.</text:p>
      <text:p text:style-name="P10"/>
      <text:p text:style-name="P10"/>
      <text:p text:style-name="P10"><text:span text:style-name="T8">Salzburg, </text:span><text:span text:style-name="T15">April 2019</text:span><text:line-break/>Wolfgang <text:span text:style-name="T77">Esser-</text:span>Skala</text:p>
      <text:p text:style-name="P25"/>
      <text:p text:style-name="P22"><text:span text:style-name="T75"><text:line-break/></text:span>C O N T E N T S</text:p>
      <text:p text:style-name="P16"/>
      <text:p text:style-name="P15"/>
      <text:p text:style-name="P17"><text:span text:style-name="T3">Kyrie</text:span><text:span text:style-name="T78"><text:line-break/><text:tab/>1.1<text:tab/>Kyrie<text:tab/>3<text:line-break/><text:tab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4-13T21:02:02.680444756</dc:date>
    <dc:creator>Wolfgang Skala</dc:creator>
    <meta:editing-duration>P12DT4H35M20S</meta:editing-duration>
    <meta:editing-cycles>1114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681" meta:character-count="3434" meta:non-whitespace-character-count="2763"/>
  </office:meta>
</office:document-meta>
</file>